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3.41mm"/>
    </style:style>
    <style:style style:name="co6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style:font-name-asian="文泉驛微米黑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Memory start</text:p>
          </table:table-cell>
          <table:table-cell office:value-type="string" calcext:value-type="string">
            <text:p>Memory end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File Content</text:p>
          </table:table-cell>
          <table:table-cell office:value-type="string" calcext:value-type="string">
            <text:p>file Index start</text:p>
          </table:table-cell>
          <table:table-cell table:style-name="ce3" office:value-type="string" calcext:value-type="string">
            <text:p>file Index end</text:p>
          </table:table-cell>
          <table:table-cell office:value-type="string" calcext:value-type="string">
            <text:p>quantities of fil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Stage 1</text:p>
          </table:table-cell>
          <table:covered-table-cell table:number-columns-repeated="4"/>
          <table:covered-table-cell table:style-name="ce3"/>
          <table:covered-table-cell/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+[.C3]-1"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unprocessed picture</text:p>
          </table:table-cell>
          <table:table-cell office:value-type="float" office:value="0" calcext:value-type="float">
            <text:p>0</text:p>
          </table:table-cell>
          <table:table-cell table:formula="of:=[.E3]+[.G3]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[.B3]+1" office:value-type="float" office:value="784" calcext:value-type="float">
            <text:p>784</text:p>
          </table:table-cell>
          <table:table-cell table:formula="of:=[.A4]+[.C4]-1" office:value-type="float" office:value="808" calcext:value-type="float">
            <text:p>8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e1</text:p>
          </table:table-cell>
          <table:table-cell table:formula="of:=[.F3]+1" office:value-type="float" office:value="1" calcext:value-type="float">
            <text:p>1</text:p>
          </table:table-cell>
          <table:table-cell table:formula="of:=[.E4]+[.G4]-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formula="of:=[.B4]+1" office:value-type="float" office:value="809" calcext:value-type="float">
            <text:p>809</text:p>
          </table:table-cell>
          <table:table-cell table:formula="of:=[.A5]+[.C5]-1" office:value-type="float" office:value="1592" calcext:value-type="float">
            <text:p>159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Conv1 bias</text:p>
          </table:table-cell>
          <table:table-cell table:formula="of:=[.F4]+1" office:value-type="float" office:value="33" calcext:value-type="float">
            <text:p>33</text:p>
          </table:table-cell>
          <table:table-cell table:formula="of:=[.E5]+[.G5]-1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formula="of:=[.B5]+1" office:value-type="float" office:value="1593" calcext:value-type="float">
            <text:p>1593</text:p>
          </table:table-cell>
          <table:table-cell table:formula="of:=[.A6]+[.C6]-1" office:value-type="float" office:value="2376" calcext:value-type="float">
            <text:p>237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Picture After conv1</text:p>
          </table:table-cell>
          <table:table-cell table:formula="of:=[.F5]+1" office:value-type="float" office:value="65" calcext:value-type="float">
            <text:p>65</text:p>
          </table:table-cell>
          <table:table-cell table:formula="of:=[.E6]+[.G6]-1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formula="of:=[.B6]+1" office:value-type="float" office:value="2377" calcext:value-type="float">
            <text:p>2377</text:p>
          </table:table-cell>
          <table:table-cell table:formula="of:=[.A7]+[.C7]-1" office:value-type="float" office:value="2572" calcext:value-type="float">
            <text:p>257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icture After Maxpool1</text:p>
          </table:table-cell>
          <table:table-cell table:formula="of:=[.F6]+1" office:value-type="float" office:value="97" calcext:value-type="float">
            <text:p>97</text:p>
          </table:table-cell>
          <table:table-cell table:formula="of:=[.E7]+[.G7]-1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Stage 2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]+[.C9]-1"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Picture After Stage1</text:p>
          </table:table-cell>
          <table:table-cell table:formula="of:=[.F7]+1" office:value-type="float" office:value="129" calcext:value-type="float">
            <text:p>129</text:p>
          </table:table-cell>
          <table:table-cell table:formula="of:=[.E9]+[.G9]-1"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formula="of:=[.B9]+1" office:value-type="float" office:value="784" calcext:value-type="float">
            <text:p>784</text:p>
          </table:table-cell>
          <table:table-cell table:formula="of:=[.A10]+[.C10]-1" office:value-type="float" office:value="808" calcext:value-type="float">
            <text:p>8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e2</text:p>
          </table:table-cell>
          <table:table-cell table:formula="of:=[.F9]+1" office:value-type="float" office:value="161" calcext:value-type="float">
            <text:p>161</text:p>
          </table:table-cell>
          <table:table-cell table:formula="of:=[.E10]+[.G10]-1" office:value-type="float" office:value="2208" calcext:value-type="float">
            <text:p>2208</text:p>
          </table:table-cell>
          <table:table-cell office:value-type="float" office:value="2048" calcext:value-type="float">
            <text:p>2048</text:p>
          </table:table-cell>
          <table:table-cell table:number-columns-repeated="1017"/>
        </table:table-row>
        <table:table-row table:style-name="ro1">
          <table:table-cell table:formula="of:=[.B10]+1" office:value-type="float" office:value="809" calcext:value-type="float">
            <text:p>809</text:p>
          </table:table-cell>
          <table:table-cell table:formula="of:=[.A11]+[.C11]-1" office:value-type="float" office:value="1004" calcext:value-type="float">
            <text:p>100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nv2 bias</text:p>
          </table:table-cell>
          <table:table-cell table:formula="of:=[.F10]+1" office:value-type="float" office:value="2209" calcext:value-type="float">
            <text:p>2209</text:p>
          </table:table-cell>
          <table:table-cell table:formula="of:=[.E11]+[.G11]-1" office:value-type="float" office:value="2272" calcext:value-type="float">
            <text:p>227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formula="of:=[.B11]+1" office:value-type="float" office:value="1005" calcext:value-type="float">
            <text:p>1005</text:p>
          </table:table-cell>
          <table:table-cell table:formula="of:=[.A12]+[.C12]-1" office:value-type="float" office:value="1200" calcext:value-type="float">
            <text:p>12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icture After conv2 _ old</text:p>
          </table:table-cell>
          <table:table-cell table:formula="of:=[.F11]+1" office:value-type="float" office:value="2273" calcext:value-type="float">
            <text:p>2273</text:p>
          </table:table-cell>
          <table:table-cell table:formula="of:=[.E12]+[.G12]-1" office:value-type="float" office:value="2273" calcext:value-type="float">
            <text:p>22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[.B12]+1" office:value-type="float" office:value="1201" calcext:value-type="float">
            <text:p>1201</text:p>
          </table:table-cell>
          <table:table-cell table:formula="of:=[.A13]+[.C13]-1" office:value-type="float" office:value="1396" calcext:value-type="float">
            <text:p>139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icture After conv2 _ new</text:p>
          </table:table-cell>
          <table:table-cell table:formula="of:=[.F12]+1" office:value-type="float" office:value="2274" calcext:value-type="float">
            <text:p>2274</text:p>
          </table:table-cell>
          <table:table-cell table:formula="of:=[.E13]+[.G13]-1" office:value-type="float" office:value="2337" calcext:value-type="float">
            <text:p>2337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formula="of:=[.B13]+1" office:value-type="float" office:value="1397" calcext:value-type="float">
            <text:p>1397</text:p>
          </table:table-cell>
          <table:table-cell table:formula="of:=[.A14]+[.C14]-1" office:value-type="float" office:value="1445" calcext:value-type="float">
            <text:p>14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icture After Maxpool2</text:p>
          </table:table-cell>
          <table:table-cell table:formula="of:=[.F13]+1" office:value-type="float" office:value="2338" calcext:value-type="float">
            <text:p>2338</text:p>
          </table:table-cell>
          <table:table-cell table:formula="of:=[.E14]+[.G14]-1" office:value-type="float" office:value="2401" calcext:value-type="float">
            <text:p>2401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Stage 3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]+[.C16]-1"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Matrix Input</text:p>
          </table:table-cell>
          <table:table-cell table:formula="of:=[.F14]+1" office:value-type="float" office:value="2402" calcext:value-type="float">
            <text:p>2402</text:p>
          </table:table-cell>
          <table:table-cell table:formula="of:=[.E16]+[.G16]-1" office:value-type="float" office:value="2405" calcext:value-type="float">
            <text:p>240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formula="of:=[.B16]+1" office:value-type="float" office:value="784" calcext:value-type="float">
            <text:p>784</text:p>
          </table:table-cell>
          <table:table-cell table:formula="of:=[.A17]+[.C17]-1" office:value-type="float" office:value="1567" calcext:value-type="float">
            <text:p>1567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Matrix</text:p>
          </table:table-cell>
          <table:table-cell table:formula="of:=[.F16]+1" office:value-type="float" office:value="2406" calcext:value-type="float">
            <text:p>2406</text:p>
          </table:table-cell>
          <table:table-cell table:formula="of:=[.E17]+[.G17]-1" office:value-type="float" office:value="2445" calcext:value-type="float">
            <text:p>244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formula="of:=[.B17]+1" office:value-type="float" office:value="1568" calcext:value-type="float">
            <text:p>1568</text:p>
          </table:table-cell>
          <table:table-cell table:formula="of:=[.A18]+[.C18]-1" office:value-type="float" office:value="2351" calcext:value-type="float">
            <text:p>2351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Matrix bias</text:p>
          </table:table-cell>
          <table:table-cell table:formula="of:=[.F17]+1" office:value-type="float" office:value="2446" calcext:value-type="float">
            <text:p>2446</text:p>
          </table:table-cell>
          <table:table-cell table:formula="of:=[.E18]+[.G18]-1" office:value-type="float" office:value="2485" calcext:value-type="float">
            <text:p>248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formula="of:=[.B18]+1" office:value-type="float" office:value="2352" calcext:value-type="float">
            <text:p>2352</text:p>
          </table:table-cell>
          <table:table-cell table:formula="of:=[.A19]+[.C19]-1" office:value-type="float" office:value="2361" calcext:value-type="float">
            <text:p>23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swer</text:p>
          </table:table-cell>
          <table:table-cell table:formula="of:=[.F18]+1" office:value-type="float" office:value="2486" calcext:value-type="float">
            <text:p>2486</text:p>
          </table:table-cell>
          <table:table-cell table:formula="of:=[.E19]+[.G19]-1" office:value-type="float" office:value="2486" calcext:value-type="float">
            <text:p>2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3:39:37.156209555</meta:creation-date>
    <dc:date>2018-01-11T14:04:29.767974194</dc:date>
    <meta:editing-duration>PT3M21S</meta:editing-duration>
    <meta:editing-cycles>1</meta:editing-cycles>
    <meta:document-statistic meta:table-count="1" meta:cell-count="115" meta:object-count="0"/>
    <meta:generator>LibreOffice/5.4.4.2$Linux_X86_64 LibreOffice_project/40m0$Build-2</meta:generator>
  </office:meta>
</office:document-meta>
</file>